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43cm" draw:marker-end-width="0.43cm" draw:fill="none" draw:textarea-vertical-align="middle" fo:padding-top="0.152cm" fo:padding-bottom="0.152cm" fo:padding-left="0.277cm" fo:padding-right="0.277cm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ec00" draw:textarea-horizontal-align="justify" draw:textarea-vertical-align="middle" draw:auto-grow-height="false" fo:min-height="0.676cm" fo:min-width="1.067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05c0c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039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1.206cm" fo:min-width="0.955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="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592cm"/>
      <style:paragraph-properties style:writing-mode="lr-tb"/>
    </style:style>
    <style:style style:name="gr11" style:family="graphic" style:parent-style-name="objectwithoutfill">
      <style:graphic-properties svg:stroke-width="0.053cm" svg:stroke-color="#1c1c1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ec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0pt"/>
    </style:style>
    <style:style style:name="P4" style:family="paragraph">
      <loext:graphic-properties draw:fill-color="#05c0cf"/>
      <style:paragraph-properties fo:text-align="center"/>
      <style:text-properties fo:language="en" fo:country="G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loext:graphic-properties draw:fill-color="#ffa6a6"/>
      <style:paragraph-properties fo:text-align="center" style:writing-mode="lr-tb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text-indent="0cm" style:writing-mode="lr-tb"/>
      <style:text-properties fo:font-size="12pt" style:font-size-asian="12pt" style:font-size-complex="12pt"/>
    </style:style>
    <style:style style:name="T1" style:family="text">
      <style:text-properties fo:font-size="20pt"/>
    </style:style>
    <style:style style:name="T2" style:family="text">
      <style:text-properties fo:font-size="18pt"/>
    </style:style>
    <style:style style:name="T3" style:family="text">
      <style:text-properties style:text-position="-33% 58%"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0% 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5.189cm" svg:y1="2.171cm" svg:x2="5.189cm" svg:y2="0.856cm">
            <text:p/>
          </draw:line>
          <draw:line draw:style-name="gr1" draw:text-style-name="P1" draw:layer="layout" svg:x1="5.189cm" svg:y1="2.171cm" svg:x2="5.189cm" svg:y2="0.856cm">
            <text:p/>
          </draw:line>
          <draw:line draw:style-name="gr1" draw:text-style-name="P1" draw:layer="layout" svg:x1="5.981cm" svg:y1="2.171cm" svg:x2="5.981cm" svg:y2="0.856cm">
            <text:p/>
          </draw:line>
        </draw:g>
        <draw:g>
          <draw:line draw:style-name="gr1" draw:text-style-name="P1" draw:layer="layout" svg:x1="8.68cm" svg:y1="8.085cm" svg:x2="8.231cm" svg:y2="7.935cm">
            <text:p/>
          </draw:line>
          <draw:line draw:style-name="gr1" draw:text-style-name="P1" draw:layer="layout" svg:x1="9.145cm" svg:y1="7.611cm" svg:x2="8.232cm" svg:y2="7.938cm">
            <text:p/>
          </draw:line>
          <draw:line draw:style-name="gr1" draw:text-style-name="P1" draw:layer="layout" svg:x1="9.165cm" svg:y1="6.98cm" svg:x2="8.217cm" svg:y2="6.665cm">
            <text:p/>
          </draw:line>
          <draw:line draw:style-name="gr1" draw:text-style-name="P1" draw:layer="layout" svg:x1="9.169cm" svg:y1="7.625cm" svg:x2="8.221cm" svg:y2="7.31cm">
            <text:p/>
          </draw:line>
          <draw:line draw:style-name="gr1" draw:text-style-name="P1" draw:layer="layout" svg:x1="9.158cm" svg:y1="6.968cm" svg:x2="8.245cm" svg:y2="7.295cm">
            <text:p/>
          </draw:line>
          <draw:line draw:style-name="gr1" draw:text-style-name="P1" draw:layer="layout" svg:x1="9.125cm" svg:y1="6.33cm" svg:x2="8.212cm" svg:y2="6.657cm">
            <text:p/>
          </draw:line>
          <draw:line draw:style-name="gr1" draw:text-style-name="P1" draw:layer="layout" svg:x1="9.08cm" svg:y1="6.336cm" svg:x2="8.614cm" svg:y2="6.186cm">
            <text:p/>
          </draw:line>
        </draw:g>
        <draw:g>
          <draw:line draw:style-name="gr1" draw:text-style-name="P1" draw:layer="layout" svg:x1="12.266cm" svg:y1="8.084cm" svg:x2="11.8cm" svg:y2="7.934cm">
            <text:p/>
          </draw:line>
          <draw:line draw:style-name="gr1" draw:text-style-name="P1" draw:layer="layout" svg:x1="12.714cm" svg:y1="7.61cm" svg:x2="11.801cm" svg:y2="7.937cm">
            <text:p/>
          </draw:line>
          <draw:line draw:style-name="gr1" draw:text-style-name="P1" draw:layer="layout" svg:x1="12.734cm" svg:y1="6.979cm" svg:x2="11.786cm" svg:y2="6.664cm">
            <text:p/>
          </draw:line>
          <draw:line draw:style-name="gr1" draw:text-style-name="P1" draw:layer="layout" svg:x1="12.737cm" svg:y1="7.624cm" svg:x2="11.789cm" svg:y2="7.309cm">
            <text:p/>
          </draw:line>
          <draw:line draw:style-name="gr1" draw:text-style-name="P1" draw:layer="layout" svg:x1="12.727cm" svg:y1="6.967cm" svg:x2="11.814cm" svg:y2="7.294cm">
            <text:p/>
          </draw:line>
          <draw:line draw:style-name="gr1" draw:text-style-name="P1" draw:layer="layout" svg:x1="12.693cm" svg:y1="6.329cm" svg:x2="11.78cm" svg:y2="6.656cm">
            <text:p/>
          </draw:line>
          <draw:line draw:style-name="gr1" draw:text-style-name="P1" draw:layer="layout" svg:x1="12.649cm" svg:y1="6.335cm" svg:x2="12.183cm" svg:y2="6.185cm">
            <text:p/>
          </draw:line>
        </draw:g>
        <draw:g xml:id="id3" draw:id="id3">
          <draw:line draw:style-name="gr1" draw:text-style-name="P1" draw:layer="layout" svg:x1="13.18cm" svg:y1="5.116cm" svg:x2="13.326cm" svg:y2="4.649cm">
            <text:p/>
          </draw:line>
          <draw:line draw:style-name="gr1" draw:text-style-name="P1" draw:layer="layout" svg:x1="13.658cm" svg:y1="5.561cm" svg:x2="13.324cm" svg:y2="4.65cm">
            <text:p/>
          </draw:line>
          <draw:line draw:style-name="gr1" draw:text-style-name="P1" draw:layer="layout" svg:x1="14.288cm" svg:y1="5.577cm" svg:x2="14.596cm" svg:y2="4.627cm">
            <text:p/>
          </draw:line>
          <draw:line draw:style-name="gr1" draw:text-style-name="P1" draw:layer="layout" svg:x1="13.643cm" svg:y1="5.585cm" svg:x2="13.951cm" svg:y2="4.635cm">
            <text:p/>
          </draw:line>
          <draw:line draw:style-name="gr1" draw:text-style-name="P1" draw:layer="layout" svg:x1="14.301cm" svg:y1="5.569cm" svg:x2="13.967cm" svg:y2="4.658cm">
            <text:p/>
          </draw:line>
          <draw:line draw:style-name="gr1" draw:text-style-name="P1" draw:layer="layout" svg:x1="14.938cm" svg:y1="5.531cm" svg:x2="14.604cm" svg:y2="4.62cm">
            <text:p/>
          </draw:line>
          <draw:line draw:style-name="gr1" draw:text-style-name="P1" draw:layer="layout" svg:x1="14.934cm" svg:y1="5.552cm" svg:x2="15.08cm" svg:y2="5.085cm">
            <text:p/>
          </draw:line>
        </draw:g>
        <draw:g>
          <draw:line draw:style-name="gr1" draw:text-style-name="P1" draw:layer="layout" svg:x1="20.38cm" svg:y1="2.031cm" svg:x2="20.526cm" svg:y2="1.564cm">
            <text:p/>
          </draw:line>
          <draw:line draw:style-name="gr1" draw:text-style-name="P1" draw:layer="layout" svg:x1="20.857cm" svg:y1="2.476cm" svg:x2="20.523cm" svg:y2="1.565cm">
            <text:p/>
          </draw:line>
          <draw:line draw:style-name="gr1" draw:text-style-name="P1" draw:layer="layout" svg:x1="21.488cm" svg:y1="2.492cm" svg:x2="21.796cm" svg:y2="1.542cm">
            <text:p/>
          </draw:line>
          <draw:line draw:style-name="gr1" draw:text-style-name="P1" draw:layer="layout" svg:x1="20.842cm" svg:y1="2.5cm" svg:x2="21.15cm" svg:y2="1.55cm">
            <text:p/>
          </draw:line>
          <draw:line draw:style-name="gr1" draw:text-style-name="P1" draw:layer="layout" svg:x1="21.501cm" svg:y1="2.484cm" svg:x2="21.167cm" svg:y2="1.573cm">
            <text:p/>
          </draw:line>
          <draw:line draw:style-name="gr1" draw:text-style-name="P1" draw:layer="layout" svg:x1="22.138cm" svg:y1="2.446cm" svg:x2="21.804cm" svg:y2="1.535cm">
            <text:p/>
          </draw:line>
          <draw:line draw:style-name="gr1" draw:text-style-name="P1" draw:layer="layout" svg:x1="22.131cm" svg:y1="2.403cm" svg:x2="22.28cm" svg:y2="2.085cm">
            <text:p/>
          </draw:line>
        </draw:g>
        <draw:g>
          <draw:line draw:style-name="gr1" draw:text-style-name="P1" draw:layer="layout" svg:x1="23.323cm" svg:y1="7.244cm" svg:x2="24.771cm" svg:y2="7.224cm">
            <text:p/>
          </draw:line>
          <draw:line draw:style-name="gr1" draw:text-style-name="P1" draw:layer="layout" svg:x1="23.323cm" svg:y1="7.244cm" svg:x2="24.771cm" svg:y2="7.224cm">
            <text:p/>
          </draw:line>
          <draw:line draw:style-name="gr1" draw:text-style-name="P1" draw:layer="layout" svg:x1="23.332cm" svg:y1="7.903cm" svg:x2="24.78cm" svg:y2="7.883cm">
            <text:p/>
          </draw:line>
          <draw:line draw:style-name="gr1" draw:text-style-name="P1" draw:layer="layout" svg:x1="24.059cm" svg:y1="8.785cm" svg:x2="24.058cm" svg:y2="7.889cm">
            <text:p/>
          </draw:line>
          <draw:line draw:style-name="gr1" draw:text-style-name="P1" draw:layer="layout" svg:x1="24.037cm" svg:y1="7.247cm" svg:x2="24.036cm" svg:y2="6.351cm">
            <text:p/>
          </draw:line>
        </draw:g>
        <draw:connector draw:style-name="gr2" draw:text-style-name="P1" draw:layer="layout" draw:type="line" svg:x1="8.634cm" svg:y1="1.506cm" svg:x2="8.618cm" svg:y2="1.685cm" draw:end-shape="id1" draw:end-glue-point="8" svg:d="M8634 1506l-16 179" svg:viewBox="0 0 17 180">
          <text:p/>
        </draw:connector>
        <draw:custom-shape draw:style-name="gr3" draw:text-style-name="P2" draw:layer="layout" svg:width="3.133cm" svg:height="2.777cm" draw:transform="skewX (-0.000349065850398866) rotate (-1.5692255304681) translate (17.26cm 0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xml:id="id2" draw:id="id2" draw:layer="layout" draw:type="line" svg:x1="12.207cm" svg:y1="2.836cm" svg:x2="14.483cm" svg:y2="2.836cm" svg:d="M12207 2836h2276" svg:viewBox="0 0 2277 1">
          <text:p/>
        </draw:connector>
        <draw:connector draw:style-name="gr2" draw:text-style-name="P1" draw:layer="layout" draw:type="line" svg:x1="12.207cm" svg:y1="2.836cm" svg:x2="12.209cm" svg:y2="6.205cm" draw:start-shape="id2" draw:start-glue-point="2" svg:d="M12207 2836l2 3369" svg:viewBox="0 0 3 3370">
          <text:p/>
        </draw:connector>
        <draw:connector draw:style-name="gr2" draw:text-style-name="P1" draw:layer="layout" draw:type="line" svg:x1="12.185cm" svg:y1="5.094cm" svg:x2="13.18cm" svg:y2="5.102cm" draw:end-shape="id3" draw:end-glue-point="3" svg:d="M12185 5094l995 8" svg:viewBox="0 0 996 9">
          <text:p/>
        </draw:connector>
        <draw:connector draw:style-name="gr2" draw:text-style-name="P1" draw:layer="layout" draw:type="line" svg:x1="17.78cm" svg:y1="5.067cm" svg:x2="18.741cm" svg:y2="5.071cm" draw:start-shape="id4" draw:start-glue-point="1" svg:d="M17780 5067l961 4" svg:viewBox="0 0 962 5">
          <text:p/>
        </draw:connector>
        <draw:frame draw:style-name="gr4" draw:text-style-name="P3" draw:layer="layout" svg:width="1.892cm" svg:height="1.106cm" svg:x="14.632cm" svg:y="0.916cm">
          <draw:text-box>
            <text:p><text:span text:style-name="T1">+</text:span></text:p>
          </draw:text-box>
        </draw:frame>
        <draw:frame draw:style-name="gr4" draw:text-style-name="P3" draw:layer="layout" svg:width="1.803cm" svg:height="1.106cm" svg:x="14.732cm" svg:y="2.216cm">
          <draw:text-box>
            <text:p><text:span text:style-name="T1">-</text:span></text:p>
          </draw:text-box>
        </draw:frame>
        <draw:custom-shape draw:style-name="gr5" draw:text-style-name="P4" draw:layer="layout" svg:width="0.325cm" svg:height="0.325cm" svg:x="12.08cm" svg:y="2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2.58cm" svg:y1="1.525cm" svg:x2="2.58cm" svg:y2="9.525cm">
          <text:p/>
        </draw:line>
        <draw:line draw:style-name="gr6" draw:text-style-name="P5" draw:layer="layout" svg:x1="8.61cm" svg:y1="1.685cm" svg:x2="8.61cm" svg:y2="6.185cm">
          <text:p/>
        </draw:line>
        <draw:line draw:style-name="gr6" draw:text-style-name="P5" draw:layer="layout" svg:x1="24.08cm" svg:y1="9.585cm" svg:x2="2.58cm" svg:y2="9.525cm">
          <text:p/>
        </draw:line>
        <draw:line draw:style-name="gr6" draw:text-style-name="P5" draw:layer="layout" svg:x1="12.28cm" svg:y1="8.075cm" svg:x2="12.28cm" svg:y2="9.575cm">
          <text:p/>
        </draw:line>
        <draw:frame draw:style-name="gr7" draw:text-style-name="P6" draw:layer="layout" svg:width="1.62cm" svg:height="1.289cm" draw:transform="rotate (-0.00680678408277771) translate (0.354cm 4.893cm)">
          <draw:text-box>
            <text:p><text:span text:style-name="T2">V</text:span><text:span text:style-name="T3">in</text:span></text:p>
          </draw:text-box>
        </draw:frame>
        <draw:custom-shape draw:style-name="gr8" draw:text-style-name="P8" draw:layer="layout" svg:width="2.131cm" svg:height="2.132cm" draw:transform="skewX (0.000523598775598298) rotate (-0.00628318530717944) translate (1.518cm 4.44cm)">
          <text:p text:style-name="P7"><text:span text:style-name="T2">+</text:span></text:p>
          <text:p text:style-name="P7"><text:span text:style-name="T2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9" draw:text-style-name="P1" draw:layer="layout" svg:x1="3.789cm" svg:y1="10.226cm" svg:x2="1.28cm" svg:y2="10.242cm">
            <text:p/>
          </draw:line>
          <draw:line draw:style-name="gr9" draw:text-style-name="P1" draw:layer="layout" svg:x1="3.79cm" svg:y1="10.216cm" svg:x2="1.281cm" svg:y2="10.232cm">
            <text:p/>
          </draw:line>
          <draw:line draw:style-name="gr9" draw:text-style-name="P1" draw:layer="layout" svg:x1="1.965cm" svg:y1="10.589cm" svg:x2="3.212cm" svg:y2="10.589cm">
            <text:p/>
          </draw:line>
          <draw:line draw:style-name="gr9" draw:text-style-name="P1" draw:layer="layout" svg:x1="2.302cm" svg:y1="10.9cm" svg:x2="2.901cm" svg:y2="10.9cm">
            <text:p/>
          </draw:line>
          <draw:line draw:style-name="gr9" draw:text-style-name="P1" draw:layer="layout" svg:x1="2.568cm" svg:y1="10.204cm" svg:x2="2.578cm" svg:y2="9.401cm">
            <text:p/>
          </draw:line>
        </draw:g>
        <draw:custom-shape draw:style-name="gr5" draw:text-style-name="P4" draw:layer="layout" svg:width="0.325cm" svg:height="0.325cm" svg:x="2.424cm" svg:y="9.3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1.849cm" svg:height="0.842cm" draw:transform="rotate (-0.0059341194567806) translate (3.731cm 9.832cm)">
          <draw:text-box>
            <text:p><text:span text:style-name="T4">GND</text:span></text:p>
          </draw:text-box>
        </draw:frame>
        <draw:frame draw:style-name="gr7" draw:text-style-name="P6" draw:layer="layout" svg:width="1.62cm" svg:height="1.289cm" draw:transform="rotate (-0.00680678408277771) translate (5.032cm -0.115cm)">
          <draw:text-box>
            <text:p><text:span text:style-name="T5">C</text:span><text:span text:style-name="T3">1</text:span></text:p>
          </draw:text-box>
        </draw:frame>
        <draw:frame draw:style-name="gr7" draw:text-style-name="P6" draw:layer="layout" svg:width="1.62cm" svg:height="1.289cm" draw:transform="rotate (-0.00680678408277771) translate (7.089cm 6.485cm)">
          <draw:text-box>
            <text:p><text:span text:style-name="T5">R</text:span><text:span text:style-name="T3">1</text:span></text:p>
          </draw:text-box>
        </draw:frame>
        <draw:frame draw:style-name="gr7" draw:text-style-name="P6" draw:layer="layout" svg:width="1.62cm" svg:height="1.289cm" draw:transform="rotate (-0.00680678408277771) translate (10.69cm 6.485cm)">
          <draw:text-box>
            <text:p><text:span text:style-name="T5">R</text:span><text:span text:style-name="T3">4</text:span></text:p>
          </draw:text-box>
        </draw:frame>
        <draw:frame draw:style-name="gr7" draw:text-style-name="P6" draw:layer="layout" svg:width="1.352cm" svg:height="1.289cm" draw:transform="rotate (-0.00680678408277771) translate (13.528cm 5.485cm)">
          <draw:text-box>
            <text:p><text:span text:style-name="T5">R</text:span><text:span text:style-name="T3">3</text:span></text:p>
          </draw:text-box>
        </draw:frame>
        <draw:frame draw:style-name="gr7" draw:text-style-name="P6" draw:layer="layout" svg:width="1.352cm" svg:height="1.289cm" draw:transform="rotate (-0.00680678408277771) translate (20.689cm 0.585cm)">
          <draw:text-box>
            <text:p><text:span text:style-name="T5">R</text:span><text:span text:style-name="T3">2</text:span></text:p>
          </draw:text-box>
        </draw:frame>
        <draw:frame draw:style-name="gr7" draw:text-style-name="P6" draw:layer="layout" svg:width="1.62cm" svg:height="1.289cm" draw:transform="rotate (-0.00680678408277771) translate (22.26cm 3.485cm)">
          <draw:text-box>
            <text:p><text:span text:style-name="T5">C</text:span><text:span text:style-name="T3">2</text:span></text:p>
          </draw:text-box>
        </draw:frame>
        <draw:g xml:id="id4" draw:id="id4">
          <draw:line draw:style-name="gr1" draw:text-style-name="P1" draw:layer="layout" svg:x1="15.88cm" svg:y1="5.081cm" svg:x2="16.026cm" svg:y2="4.614cm">
            <text:p/>
          </draw:line>
          <draw:line draw:style-name="gr1" draw:text-style-name="P1" draw:layer="layout" svg:x1="16.358cm" svg:y1="5.526cm" svg:x2="16.024cm" svg:y2="4.615cm">
            <text:p/>
          </draw:line>
          <draw:line draw:style-name="gr1" draw:text-style-name="P1" draw:layer="layout" svg:x1="16.988cm" svg:y1="5.542cm" svg:x2="17.296cm" svg:y2="4.592cm">
            <text:p/>
          </draw:line>
          <draw:line draw:style-name="gr1" draw:text-style-name="P1" draw:layer="layout" svg:x1="16.343cm" svg:y1="5.55cm" svg:x2="16.651cm" svg:y2="4.6cm">
            <text:p/>
          </draw:line>
          <draw:line draw:style-name="gr1" draw:text-style-name="P1" draw:layer="layout" svg:x1="17.001cm" svg:y1="5.534cm" svg:x2="16.667cm" svg:y2="4.623cm">
            <text:p/>
          </draw:line>
          <draw:line draw:style-name="gr1" draw:text-style-name="P1" draw:layer="layout" svg:x1="17.638cm" svg:y1="5.496cm" svg:x2="17.304cm" svg:y2="4.585cm">
            <text:p/>
          </draw:line>
          <draw:line draw:style-name="gr1" draw:text-style-name="P1" draw:layer="layout" svg:x1="17.634cm" svg:y1="5.517cm" svg:x2="17.78cm" svg:y2="5.05cm">
            <text:p/>
          </draw:line>
        </draw:g>
        <draw:connector draw:style-name="gr2" draw:text-style-name="P1" draw:layer="layout" draw:type="line" svg:x1="15.08cm" svg:y1="5.081cm" svg:x2="15.9cm" svg:y2="5.085cm" svg:d="M15080 5081l820 4" svg:viewBox="0 0 821 5">
          <text:p/>
        </draw:connector>
        <draw:frame draw:style-name="gr7" draw:text-style-name="P6" draw:layer="layout" svg:width="1.352cm" svg:height="1.289cm" draw:transform="rotate (-0.00680678408277771) translate (16.228cm 5.487cm)">
          <draw:text-box>
            <text:p><text:span text:style-name="T5">R</text:span><text:span text:style-name="T3">5</text:span></text:p>
          </draw:text-box>
        </draw:frame>
        <draw:line draw:style-name="gr11" draw:text-style-name="P5" draw:layer="layout" svg:x1="17.28cm" svg:y1="2.065cm" svg:x2="20.38cm" svg:y2="2.065cm">
          <text:p/>
        </draw:line>
        <draw:line draw:style-name="gr11" draw:text-style-name="P5" draw:layer="layout" svg:x1="22.28cm" svg:y1="2.065cm" svg:x2="23.88cm" svg:y2="2.065cm">
          <text:p/>
        </draw:line>
        <draw:line draw:style-name="gr11" draw:text-style-name="P5" draw:layer="layout" svg:x1="24.06cm" svg:y1="9.585cm" svg:x2="24.06cm" svg:y2="8.785cm">
          <text:p/>
        </draw:line>
        <draw:g>
          <draw:line draw:style-name="gr1" draw:text-style-name="P1" draw:layer="layout" svg:x1="23.3cm" svg:y1="3.778cm" svg:x2="24.748cm" svg:y2="3.758cm">
            <text:p/>
          </draw:line>
          <draw:line draw:style-name="gr1" draw:text-style-name="P1" draw:layer="layout" svg:x1="23.3cm" svg:y1="3.778cm" svg:x2="24.748cm" svg:y2="3.758cm">
            <text:p/>
          </draw:line>
          <draw:line draw:style-name="gr1" draw:text-style-name="P1" draw:layer="layout" svg:x1="23.309cm" svg:y1="4.437cm" svg:x2="24.757cm" svg:y2="4.417cm">
            <text:p/>
          </draw:line>
          <draw:line draw:style-name="gr1" draw:text-style-name="P1" draw:layer="layout" svg:x1="24.036cm" svg:y1="5.319cm" svg:x2="24.035cm" svg:y2="4.423cm">
            <text:p/>
          </draw:line>
          <draw:line draw:style-name="gr1" draw:text-style-name="P1" draw:layer="layout" svg:x1="24.014cm" svg:y1="3.781cm" svg:x2="24.013cm" svg:y2="2.885cm">
            <text:p/>
          </draw:line>
        </draw:g>
        <draw:line draw:style-name="gr11" draw:text-style-name="P5" draw:layer="layout" svg:x1="24.01cm" svg:y1="2.885cm" svg:x2="24.01cm" svg:y2="2.085cm">
          <text:p/>
        </draw:line>
        <draw:frame draw:style-name="gr7" draw:text-style-name="P6" draw:layer="layout" svg:width="1.62cm" svg:height="1.289cm" draw:transform="rotate (-0.00680678408277771) translate (22.26cm 6.985cm)">
          <draw:text-box>
            <text:p><text:span text:style-name="T5">C</text:span><text:span text:style-name="T3">3</text:span></text:p>
          </draw:text-box>
        </draw:frame>
        <draw:line draw:style-name="gr11" draw:text-style-name="P5" draw:layer="layout" svg:x1="8.78cm" svg:y1="1.505cm" svg:x2="14.48cm" svg:y2="1.505cm">
          <text:p/>
        </draw:line>
        <draw:line draw:style-name="gr11" draw:text-style-name="P5" draw:layer="layout" svg:x1="5.98cm" svg:y1="1.525cm" svg:x2="8.48cm" svg:y2="1.525cm">
          <text:p/>
        </draw:line>
        <draw:line draw:style-name="gr11" draw:text-style-name="P5" draw:layer="layout" svg:x1="5.98cm" svg:y1="1.525cm" svg:x2="8.48cm" svg:y2="1.525cm">
          <text:p/>
        </draw:line>
        <draw:line draw:style-name="gr11" draw:text-style-name="P5" draw:layer="layout" svg:x1="2.68cm" svg:y1="1.525cm" svg:x2="5.18cm" svg:y2="1.525cm">
          <text:p/>
        </draw:line>
        <draw:custom-shape draw:style-name="gr5" draw:text-style-name="P4" draw:layer="layout" svg:width="0.325cm" svg:height="0.325cm" svg:x="2.455cm" svg:y="1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8.61cm" svg:y1="1.645cm" svg:x2="8.61cm" svg:y2="6.145cm">
          <text:p/>
        </draw:line>
        <draw:custom-shape draw:style-name="gr5" draw:text-style-name="P4" xml:id="id1" draw:id="id1" draw:layer="layout" svg:width="0.325cm" svg:height="0.325cm" svg:x="8.455cm" svg:y="1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8.64cm" svg:y1="8.105cm" svg:x2="8.64cm" svg:y2="9.545cm">
          <text:p/>
        </draw:line>
        <draw:line draw:style-name="gr6" draw:text-style-name="P5" draw:layer="layout" svg:x1="18.74cm" svg:y1="2.085cm" svg:x2="18.74cm" svg:y2="5.085cm">
          <text:p/>
        </draw:line>
        <draw:line draw:style-name="gr11" draw:text-style-name="P5" draw:layer="layout" svg:x1="24.04cm" svg:y1="6.385cm" svg:x2="24.04cm" svg:y2="5.285cm">
          <text:p/>
        </draw:line>
        <draw:custom-shape draw:style-name="gr5" draw:text-style-name="P4" draw:layer="layout" svg:width="0.325cm" svg:height="0.325cm" svg:x="23.86cm" svg:y="1.8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892cm" svg:height="1.106cm" svg:x="24.98cm" svg:y="1.485cm">
          <draw:text-box>
            <text:p><text:span text:style-name="T1">+</text:span></text:p>
          </draw:text-box>
        </draw:frame>
        <draw:frame draw:style-name="gr4" draw:text-style-name="P3" draw:layer="layout" svg:width="1.803cm" svg:height="1.106cm" svg:x="25.08cm" svg:y="8.985cm">
          <draw:text-box>
            <text:p><text:span text:style-name="T1">-</text:span></text:p>
          </draw:text-box>
        </draw:frame>
        <draw:frame draw:style-name="gr7" draw:text-style-name="P6" draw:layer="layout" svg:width="1.62cm" svg:height="1.289cm" draw:transform="rotate (-0.00680678408277771) translate (24.755cm 5.293cm)">
          <draw:text-box>
            <text:p><text:span text:style-name="T2">V</text:span><text:span text:style-name="T3">o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483cm" fo:margin-right="1cm" fo:page-width="2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42:04.349637826</meta:creation-date>
    <dc:date>2021-06-06T16:40:33.950312143</dc:date>
    <meta:editing-duration>PT4H12M40S</meta:editing-duration>
    <meta:editing-cycles>77</meta:editing-cycles>
    <meta:generator>LibreOffice/6.4.6.2$Linux_X86_64 LibreOffice_project/40$Build-2</meta:generator>
    <meta:document-statistic meta:object-count="106"/>
  </office:meta>
</office:document-meta>
</file>